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fo:language="ru" fo:country="RU"/>
    </style:style>
    <style:style style:name="P3" style:family="paragraph" style:parent-style-name="Text_20_body">
      <style:paragraph-properties fo:margin-top="0cm" fo:margin-bottom="0cm" loext:contextual-spacing="false"/>
      <style:text-properties fo:language="ru" fo:country="RU" style:language-asian="ru" style:country-asian="RU" style:language-complex="ru" style:country-complex="RU"/>
    </style:style>
    <style:style style:name="P4" style:family="paragraph" style:parent-style-name="Heading_20_4">
      <style:text-properties fo:language="ru" fo:country="RU"/>
    </style:style>
    <style:style style:name="P5" style:family="paragraph" style:parent-style-name="Heading_20_2">
      <style:text-properties fo:language="ru" fo:country="RU"/>
    </style:style>
    <style:style style:name="P6" style:family="paragraph" style:parent-style-name="Heading_20_3">
      <style:text-properties fo:language="ru" fo:country="RU" style:language-asian="ru" style:country-asian="RU" style:language-complex="ru" style:country-complex="RU"/>
    </style:style>
    <style:style style:name="T1" style:family="text">
      <style:text-properties fo:language="ru" fo:country="RU"/>
    </style:style>
    <style:style style:name="T2" style:family="text">
      <style:text-properties fo:language="ru" fo:country="RU" fo:font-weight="bold"/>
    </style:style>
    <style:style style:name="T3"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Создание нового проекта</text:h>
      <text:section text:style-name="Sect1" text:name="i216">
        <text:p text:style-name="P2">Вы можете создать новый проект для разработки конфигурации, расширения или внешних отчетов и обработок. Для этого нажмите <text:span text:style-name="T3">Создать</text:span> в контекстном меню в свободной области панели <text:span text:style-name="T3">Навигатор</text:span>. Выберите один из доступных вариантов создания проекта: конфигурация, расширение, внешний отчет или внешняя обработка.</text:p>
        <text:section text:style-name="Sect1" text:name="i216__i_d5act_">
          <text:h text:style-name="Heading_20_3" text:outline-level="3">Проект конфигурации</text:h>
          <text:p text:style-name="P1"><text:span text:style-name="T1">Чтобы создать проект конфигурации, выберите </text:span><text:span text:style-name="T2">Конфигурация</text:span><text:span text:style-name="T1"> в меню </text:span><text:span text:style-name="T2">Создать</text:span><text:span text:style-name="T1">. Запустится </text:span><text:a xlink:type="simple" xlink:href="https://its.1c.ru/db/content/edtdoc/src/i025.html?_=1542292896#d0e4118" text:style-name="Internet_20_link" text:visited-style-name="Visited_20_Internet_20_Link">мастер создания проекта конфигурации</text:a><text:span text:style-name="T1">.</text:span></text:p>
          <text:p text:style-name="P2">Необходимым является только имя проекта, остальные поля вы можете не заполнять, или изменить их значения после того, как проект и конфигурация будут созданы.</text:p>
          <text:p text:style-name="P2">На втором шаге мастера вы можете связать новый проект с одной из имеющихся информационных баз, или создать новую базу, с которой будет работать этот проект.</text:p>
        </text:section>
        <text:p text:style-name="P3">В принципе вы можете не связывать проект с информационными базами, и сразу, на первом шаге, нажать <text:span text:style-name="T3">ОК</text:span>. В этом случае вы сможете в полном объеме редактировать конфигурацию, однако у вас не будет возможности запустить ее или отладить. Для этого необходимо, чтобы с проектом была связана одна или несколько информационных баз.</text:p>
        <text:p text:style-name="P1"><text:span text:style-name="T1">Связать проект с информационной базой вы можете разными способами в удобный вам момент. Например, можете сделать это в процессе разработки, добавив информационную базу в </text:span><text:a xlink:type="simple" xlink:href="https://its.1c.ru/db/content/edtdoc/src/i298.html?_=1542292896#i298" text:style-name="Internet_20_link" text:visited-style-name="Visited_20_Internet_20_Link">редакторе проекта</text:a><text:span text:style-name="T1"> (</text:span><text:span text:style-name="T2">Открыть редактор проекта</text:span><text:span text:style-name="T1"> в контекстном меню на проекте).</text:span></text:p>
        <text:p text:style-name="P1"><text:span text:style-name="T1">Или вы можете выбрать информационную базу в момент запуска или отладки, в </text:span><text:a xlink:type="simple" xlink:href="https://its.1c.ru/db/content/edtdoc/src/i290.html?_=1542292896#i290" text:style-name="Internet_20_link" text:visited-style-name="Visited_20_Internet_20_Link">редакторе конфигураций запуска и отладки</text:a><text:span text:style-name="T1">. Тогда она автоматически будет ассоциирована с проектом, потому что стандартно у всех конфигураций запуска и отладки установлен флажок </text:span><text:span text:style-name="T2">Включить автоматическое обновление информационной базы после загрузки</text:span><text:span text:style-name="T1">.</text:span></text:p>
        <text:section text:style-name="Sect1" text:name="i216__i_16qa4_">
          <text:h text:style-name="Heading_20_3" text:outline-level="3">Проект расширения</text:h>
          <text:p text:style-name="P2">Чтобы создать проект расширения, выберите <text:span text:style-name="T3">Расширение конфигурации</text:span> в меню <text:span text:style-name="T3">Создать</text:span>. В диалоге создания расширения необходимым является только имя проекта. Однако желательно сразу же указывать и базовый проект. Это та конфигурация, для работы с которой создаётся расширение, и с которой оно будет запускаться и отлаживаться.</text:p>
          <text:p text:style-name="P1"><text:span text:style-name="T1">Если вы не указали базовый проект сразу, вы можете сделать это позже, в </text:span><text:a xlink:type="simple" xlink:href="https://its.1c.ru/db/content/edtdoc/src/i298.html?_=1542292896#i298" text:style-name="Internet_20_link" text:visited-style-name="Visited_20_Internet_20_Link">редакторе проекта</text:a><text:span text:style-name="T1"> (</text:span><text:span text:style-name="T2">Открыть редактор проекта</text:span><text:span text:style-name="T1"> в контекстном меню на проекте).</text:span></text:p>
        </text:section>
        <text:section text:style-name="Sect1" text:name="i216__i_c4ghl_">
          <text:h text:style-name="P6" text:outline-level="3">Проект внешних отчетов и обработок</text:h>
          <text:p text:style-name="P2">В <text:span text:style-name="T3">EDT</text:span> существует один вид проектов, в котором могут разрабатываться одновременно и внешние отчеты, и внешние обработки. Однако в меню <text:span text:style-name="T3">Создать</text:span> есть две разных команды: <text:span text:style-name="T3">Внешний отчет (новый проект)</text:span> и <text:span text:style-name="T3">Внешняя обработка (новый проект)</text:span>.</text:p>
          <text:p text:style-name="P2">Так сделано только из соображений удобства. И в одном, и в другом случае создается проект, содержащий две ветки объектов конфигурации: <text:span text:style-name="T3">Обработки</text:span> и <text:span text:style-name="T3">Отчеты</text:span>. Только в одном случае в ветке <text:span text:style-name="T3">Отчеты</text:span> сразу создается отчет с тем же именем, что и у проекта, а в другом случае по такому же принципу создается обработка в ветке <text:span text:style-name="T3">Обработки</text:span>. </text:p>
          <text:p text:style-name="P2">При этом и один, и другой проекты, создаваемые таким образом, абсолютно идентичны по своим возможностям. И в том, и в другом вы можете разрабатывать как внешние отчеты, так и внешние обработки.</text:p>
          <text:p text:style-name="P2">Как и в случае с расширениями, эти проекты могут иметь базовый проект. Однако он не так важен, как для расширений. Базовый проект имеет смысл указывать для того, чтобы при разработке отчета или обработки вам был доступен контекст того прикладного решения, для работы с которым создается отчет или обработка. </text:p>
          <text:p text:style-name="P2">Еще базовый проект будет полезен вам для отладки внешних обработок, так как в этом случае при запуске его на отладку будет сразу запускаться и ваша внешняя обработка.</text:p>
        </text:section>
        <text:h text:style-name="P6" text:outline-level="3">Сопутствующая информация</text:h>
        <text:h text:style-name="P4" text:outline-level="4">Знакомство на примерах</text:h>
        <text:p text:style-name="Text_20_body">‣ <text:a xlink:type="simple" xlink:href="https://its.1c.ru/db/content/edtdoc/src/t000012.html?_=1542292896#t000012" text:style-name="Internet_20_link" text:visited-style-name="Visited_20_Internet_20_Link"><text:span text:style-name="T1">Редактирование конфигурации</text:span></text:a></text:p>
        <text:h text:style-name="P4" text:outline-level="4">Концепции</text:h>
        <text:p text:style-name="Text_20_body">‣ <text:a xlink:type="simple" xlink:href="https://its.1c.ru/db/content/edtdoc/src/i186.html?_=1542292896#d0e951" text:style-name="Internet_20_link" text:visited-style-name="Visited_20_Internet_20_Link"><text:span text:style-name="T1">Автоматическое обновление информационных баз</text:span></text:a></text:p>
        <text:h text:style-name="P4" text:outline-level="4">Справочник</text:h>
        <text:p text:style-name="Text_20_body">‣ <text:a xlink:type="simple" xlink:href="https://its.1c.ru/db/content/edtdoc/src/i043.html?_=1542292896#d0e3978" text:style-name="Internet_20_link" text:visited-style-name="Visited_20_Internet_20_Link"><text:span text:style-name="T1">Редактор объекта конфигурации</text:span></text:a></text:p>
        <text:p text:style-name="Text_20_body">‣ <text:a xlink:type="simple" xlink:href="https://its.1c.ru/db/content/edtdoc/src/i016.html?_=1542292896#d0e3773" text:style-name="Internet_20_link" text:visited-style-name="Visited_20_Internet_20_Link"><text:span text:style-name="T1">Панель </text:span></text:a><text:a xlink:type="simple" xlink:href="https://its.1c.ru/db/content/edtdoc/src/i016.html?_=1542292896#d0e3773" text:style-name="Internet_20_link" text:visited-style-name="Visited_20_Internet_20_Link"><text:span text:style-name="T2">Навигатор</text:span></text:a></text:p>
        <text:p text:style-name="Text_20_body">‣ <text:a xlink:type="simple" xlink:href="https://its.1c.ru/db/content/edtdoc/src/i044.html?_=1542292896#d0e3864" text:style-name="Internet_20_link" text:visited-style-name="Visited_20_Internet_20_Link"><text:span text:style-name="T1">Панель </text:span></text:a><text:a xlink:type="simple" xlink:href="https://its.1c.ru/db/content/edtdoc/src/i044.html?_=1542292896#d0e3864" text:style-name="Internet_20_link" text:visited-style-name="Visited_20_Internet_20_Link"><text:span text:style-name="T2">Свойства</text:span></text:a></text:p>
        <text:p text:style-name="Text_20_body">‣ <text:a xlink:type="simple" xlink:href="https://its.1c.ru/db/content/edtdoc/src/i002.html?_=1542292896#d0e4070" text:style-name="Internet_20_link" text:visited-style-name="Visited_20_Internet_20_Link"><text:span text:style-name="T1">Мастер добавления информационной базы / группы</text:span></text:a></text:p>
        <text:p text:style-name="Text_20_body">‣ <text:a xlink:type="simple" xlink:href="https://its.1c.ru/db/content/edtdoc/src/i025.html?_=1542292896#d0e4118" text:style-name="Internet_20_link" text:visited-style-name="Visited_20_Internet_20_Link"><text:span text:style-name="T1">Мастер создания проекта конфигурации</text:span></text:a></text:p>
        <text:p text:style-name="Text_20_body">‣ <text:a xlink:type="simple" xlink:href="https://its.1c.ru/db/content/edtdoc/src/i224.html?_=1542292896#d0e2016" text:style-name="Internet_20_link" text:visited-style-name="Visited_20_Internet_20_Link"><text:span text:style-name="T1">Настройки соединения с информационной базой</text:span></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inition" style:family="text"/>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14:36:29.856204978</dc:date>
    <meta:editing-duration>PT7H17M47S</meta:editing-duration>
    <meta:editing-cycles>133</meta:editing-cycles>
    <meta:generator>LibreOffice/5.1.6.2$Linux_X86_64 LibreOffice_project/10m0$Build-2</meta:generator>
    <meta:document-statistic meta:table-count="0" meta:image-count="0" meta:object-count="0" meta:page-count="1" meta:paragraph-count="30" meta:word-count="544" meta:character-count="3749" meta:non-whitespace-character-count="3233"/>
  </office:meta>
</office:document-meta>
</file>